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  <style:style style:name="P20" style:parent-style-name="Základnítext" style:family="paragraph">
      <style:text-properties fo:background-color="#FFFF00"/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5/2018<text:bookmark-end text:name="Text14"/></text:p>
            <text:p text:style-name="Normální">KVOP-36001/2018<text:bookmark-end text:name="Text2"/></text:p>
            <text:p text:style-name="Normální"><text:bookmark-start text:name="Text6"/>15. 08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B.</text:p>
            <text:p text:style-name="Normální"/>
            <text:p text:style-name="Normální"/>
            <text:p text:style-name="Normální">ID DS: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 13. 8. 2018 byla do Kanceláře veřejného ochránce práv doručena Vaše žádost podle zákona č. 106/1999 Sb., o svobodném přístupu k informacím, ve znění pozdějších předpisů, kterou žádáte poskytnutí dopisu veřejné ochránkyně práv ze dne 14. 10. 2016 adresovaný předsedovi Hospodářského výboru Poslanecké sněmovny Parlamentu České republiky (PDCJ: VOP/2713/2016/S). Tuto informaci Vám v příloze poskytuji.</text:p>
      <text:p text:style-name="P17"/>
      <text:p text:style-name="P18"/>
      <text:p text:style-name="P19"/>
      <text:p text:style-name="P20"/>
      <text:p text:style-name="podpis">Mgr. David Slováček v. r.</text:p>
      <text:p text:style-name="podpis">vedoucí sekretariátu veřejného ochránce práv</text:p>
      <text:p text:style-name="podpis">(dopis je opatřen elektronickým podpisem)</text:p>
      <text:p text:style-name="Základnítext"/>
      <text:p text:style-name="Základnítext"/>
      <text:p text:style-name="Základnítext"/>
      <text:p text:style-name="Základnítext"/>
      <text:p text:style-name="Základnítext"><text:span text:style-name="T21">Příloha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R49V*</text:span>*KVOPX008R49V*</text:p>
        <text:p text:style-name="P12"><text:span text:style-name="T13">KVOPX008R49V</text:span>KVOPX008R49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4T09:43:00Z</meta:creation-date>
    <dc:date>2018-09-14T09:4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2" meta:character-count="775" meta:row-count="5" meta:non-whitespace-character-count="664"/>
  </office:meta>
</office:document-meta>
</file>